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fo:font-weight="bold" style:font-weight-asian="bold" style:font-weight-complex="bold"/>
    </style:style>
    <style:style style:name="P3" style:family="paragraph" style:parent-style-name="Standard">
      <style:paragraph-properties fo:text-align="start" style:justify-single-word="false" style:writing-mode="lr-tb"/>
      <style:text-properties officeooo:rsid="00127259" officeooo:paragraph-rsid="00127259"/>
    </style:style>
    <style:style style:name="P4" style:family="paragraph" style:parent-style-name="Standard">
      <style:paragraph-properties fo:text-align="start" style:justify-single-word="false" fo:break-before="page" style:writing-mode="lr-tb"/>
      <style:text-properties officeooo:rsid="00127259" officeooo:paragraph-rsid="00127259"/>
    </style:style>
    <style:style style:name="T1" style:family="text">
      <style:text-properties officeooo:rsid="00110d37"/>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Leveraging Artificial Neural Networks for Predicting Convective Heat Transfer Enhancement in TiO2 Nanofluids</text:span></text:p>
      <text:p text:style-name="P2"/>
      <text:p text:style-name="P1"><text:span text:style-name="T1">A</text:span>bstract:</text:p>
      <text:p text:style-name="P1"/>
      <text:p text:style-name="P1">This research employs an artificial neural network (ANN) approach to predict the forced convective heat transfer coefficient of TiO2 nanofluids. Synthesized using the two-step method, nanofluid solutions with varying TiO2 nanoparticle concentrations are subjected to upward flow through a vertical pipe, spanning laminar and turbulent flow regimes. Diverse operational parameters, including heat flux, fluid thermal conductivity, nanoparticle concentration, and flow Reynolds number, are systematically varied to measure the convective heat transfer coefficient.</text:p>
      <text:p text:style-name="P1"/>
      <text:p text:style-name="P1">The ANN models are trained using these operational parameters as inputs to predict the convective heat transfer coefficient. Evaluation metrics such as mean square error and correlation coefficient demonstrate the high performance of the neural network in accurately modeling this complex process. The addition of TiO2 nanoparticles to the base fluid is observed to significantly enhance the forced convective heat transfer coefficient, with this effect being more pronounced in base fluids characterized by lower thermal conductivity. Furthermore, the impact of nanoparticle addition is accentuated in flows featuring higher Reynolds numbers and elevated heat fluxes.</text:p>
      <text:p text:style-name="P1"/>
      <text:p text:style-name="P1">This study not only advances the understanding of convective heat transfer augmentation in TiO2 nanofluids but also underscores the efficacy of artificial neural networks as powerful tools for predictive modeling in thermal systems. The insights gained have implications for optimizing heat transfer in various applications, especially in systems with lower thermal conductivity base fluids and higher operational demands.<text:line-break/><text:line-break/></text:p>
      <text:p text:style-name="P4"><text:line-break/><text:span text:style-name="T2">1. Introduction</text:span></text:p>
      <text:p text:style-name="P3"/>
      <text:p text:style-name="P3">Enhancing the efficiency of working fluids in thermal systems is pivotal for improving overall system efficiency and reducing system size. A promising avenue for achieving this enhancement is through the utilization of nanofluids – a suspension of nanoparticles in conventional working fluids at low concentrations (&lt;5 vol. %). Nanofluids offer a solution to the thermal limitations of conventional working fluids in advanced heat transfer systems.</text:p>
      <text:p text:style-name="P3"/>
      <text:p text:style-name="P3">In a notable study by Pak and Cho [1], a new correlation for turbulent convective heat transfer in nanofluids, specifically with 3 vol. % 27 nm titanium dioxide particles in water, was reported. Stability and improved heat transfer coefficients were observed in stable aqueous nanofluids, highlighting the potential for nanofluids in enhancing heat transfer performance [2].</text:p>
      <text:p text:style-name="P3"/>
      <text:p text:style-name="P3">While experimental studies have provided valuable insights, there is a growing need for modeling approaches to establish empirical relations between key parameters. In recent years, artificial neural networks (ANNs) have emerged as powerful tools for modeling diverse processes. Several studies, such as the work by A. K. Santra et al. [3], Fazeli et al. [4], M. Balcilar et al. [5], M. M. Papari et al. [6], and M. Hojjat et al. [7], showcase the effectiveness of ANNs in predicting heat transfer characteristics and thermal conductivity of nanofluids.</text:p>
      <text:p text:style-name="P3"/>
      <text:p text:style-name="P3">In alignment with this trend, this paper employs a neural network approach to estimate the forced convective heat transfer coefficient of nanofluids. The aim is to compare the modeling results with experimental data obtained for water and an ethylene glycol/water mixture as base fluids. The nanofluids under investigation contain TiO2 nanoparticles at various concentrations, and experiments are conducted under different heat flux boundary conditions in upward flow through a vertical pipe, encompassing laminar and turbulent flow regimes. The overarching goal is to contribute to the understanding of convective heat transfer in nanofluids and assess the performance of neural network models in capturing these intricate phenomena.<text:line-break/><text:line-break/>**2. Experimental**</text:p>
      <text:p text:style-name="P3"/>
      <text:p text:style-name="P3">Spherical titanium dioxide nanoparticles, procured from Degussa (Germany) with an average diameter of 25 nm, were dispersed in distilled water and an ethylene glycol/water mixture (60 weight-% ethylene glycol). The nanofluid synthesis employed a two-step method using an ultrasonic vibrator (Tecna 6). Mixed aqueous suspensions underwent sonication for 4 hours at a frequency of 50-60 kHz, an output power of 138W, at 65ºC, and maintained at a pH of 11 through the addition of NaOH solution. Nanofluids with titanium dioxide concentrations of 0.5%, 1.0%, and 1.5% by volume were prepared using this method. Remarkably, the nanofluids exhibited stability for 24 hours without the use of stabilizers.</text:p>
      <text:p text:style-name="P3"/>
      <text:p text:style-name="P3">The experimental setup, illustrated in Fig.1, featured a straight copper tube with a length of 120 cm, an inner diameter of 6 mm, and an outer diameter of 8 mm. Two heaters with different AC power outputs, in parallel with the tube, were enveloped in a thick thermal isolating layer. Thermocouples (K-type) were strategically welded onto the inner tube wall at 20 cm (Tw1), 50 cm (Tw2), 80 cm (Tw3), and 110 cm (Tw4) from the inlet. Additionally, two further K-type thermocouples were inserted into the flow at 8 cm (Tfin) and 119 cm (Tfout) from the inlet. This comprehensive temperature measurement setup enabled a detailed understanding of the thermal behavior along the length of the test section.</text:p>
      <text:p text:style-name="P3"/>
      <text:p text:style-name="P3">The nanofluid, housed in a glass vessel serving as the fluid reservoir tank, was circulated toward the test section using a STAR RS 25/6-130 pump. Flow rates, ranging from 0.5 to 5.0 L/min, were <text:soft-page-break/>meticulously controlled by a valve positioned before the flow meter. To dissipate heat from the nanofluid, a tube-in-shell type heat exchanger was integrated into the experimental setup, ensuring controlled and efficient cooling of the circulating nanofluids.<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31T13:10:16.995249317</meta:creation-date>
    <dc:date>2023-12-31T14:13:16.237851212</dc:date>
    <meta:editing-duration>PT12M38S</meta:editing-duration>
    <meta:editing-cycles>2</meta:editing-cycles>
    <meta:generator>LibreOffice/6.4.3.2$Linux_X86_64 LibreOffice_project/747b5d0ebf89f41c860ec2a39efd7cb15b54f2d8</meta:generator>
    <meta:document-statistic meta:table-count="0" meta:image-count="0" meta:object-count="0" meta:page-count="3" meta:paragraph-count="13" meta:word-count="848" meta:character-count="5772" meta:non-whitespace-character-count="4930"/>
  </office:meta>
</office:document-meta>
</file>